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Устройство представляет собой объект с идентификатором и названием, обрабатывающий команды и передающий данные с датчиков. Идентификатор устройства представляет собой UUID и является глобально-уникальным. Команды, передаваемые устройству, имеют название и список позиционных аргументов. Сенсоры имеют тип и ограничения, к которым относится, например, размерность.<text:line-break/>Интерфейс управления и датчики описываются двумя строками, содержащими xml-документы. Устройства взаимодействуют между собой с использованием текстового протокола, описанного в документе <text:a xlink:type="simple" xlink:href="http://wl.unn.ru/ftp/public/IoT/Alterozoom/Alterozoom%20IoT%20protocol%20ptp.pdf" text:style-name="Internet_20_link" text:visited-style-name="Visited_20_Internet_20_Link">http://wl.unn.ru/ftp/public/IoT/Alterozoom/Alterozoom IoT protocol ptp.pdf</text:a>.<text:line-break/><text:line-break/>Для упрощения разработки устройств была разработана библиотека ARpc. Библиотека состоит из одного класса ARpc, предназначенного для парсинга потока данных и обработки сообщений. Так как библиотека не привязана к конкретному каналу передачи данных, чтение и запись данных в канал осуществляется вне библиотеки. Для использования библиотеки необходимо определить две callback-функции - одну для обработки команд, другую для записи данных в канал передачи данных от устройства.<text:line-break/><text:line-break/>Для примера использования библиотеки разработаем тестовое устройство, миганиющее светодиодом и генерирующее двумерный гармонический сигнал (sin+cos).<text:line-break/>Сенсоры устройства:<text:line-break/>1. blinks_count - счетчик миганий светодиродом, одномерный.<text:line-break/>2. sin_x - двумерный гармонический сигнал (одно измерение - sin, второе - cos).<text:line-break/>Команды, обрабатываемые устройством:<text:line-break/>1. blink - мигнуть светодиодом и сгенерировать измерение blinks_count с новым значением счетчика.<text:line-break/>2. get_blinks_count - сгенерировать измерение blinks_count с текущим значением счетчика.<text:line-break/><text:line-break/>Код программы с комментариями:</text:p>
      <text:p text:style-name="P1">//подключаем библиотеку ARpc<text:line-break/>#include &lt;ARpc.h&gt;<text:line-break/><text:line-break/>int ledPin=13;//пин светодиода<text:line-break/>unsigned int blinksCount=0;//число миганий<text:line-break/>const char *deviceName="led_blink_test";//имя устройства<text:line-break/>const char *deviceId="{f84526c1-5e88-4315-81f8-f7da45daa09d}";//идентификатор устройства<text:line-break/><text:line-break/>//Описание интерфейса управления<text:line-break/>const char *interfaceStr="&lt;controls&gt;&lt;group title=\"Device controls\"&gt;"<text:line-break/>"&lt;control command=\"blink\" sync=\"0\" title=\"blink\"&gt;"//команда blink<text:line-break/>"&lt;param type=\"slider\" title=\"delay\"&gt;&lt;constraints max=\"1000\" min=\"100\"/&gt;&lt;/param&gt;"//параметр - время горения в мс<text:line-break/>"&lt;/control&gt;"<text:line-break/>"&lt;control command=\"get_blinks_count\" title=\"get_blinks_count\"/&gt;"//команда get_blinks_count<text:line-break/><text:soft-page-break/>"&lt;/group&gt;&lt;/controls&gt;";<text:line-break/><text:line-break/>//Описание датчиков<text:line-break/>const char *sensorsDef="&lt;sensors&gt;"<text:line-break/>"&lt;sensor name=\"blinks_count\" type=\"single\"/&gt;"//датчик blinks_count<text:line-break/>"&lt;sensor name=\"sin_x\" type=\"single\"&gt;&lt;constraints dims=\"2\"/&gt;&lt;/sensor&gt;"//датчик sin_x (двумерный)<text:line-break/>"&lt;/sensors&gt;";<text:line-break/><text:line-break/>//callback-функция для обработки команд, вызывается библиотекой ARpc<text:line-break/>void processCommand(const char *cmd,const char *args[],int argsCount,ARpc *parser)<text:line-break/>{<text:line-break/>    if(strcmp(cmd,"blink")==0&amp;&amp;argsCount&gt;=1)//команда blink, проверяем что есть аргумент<text:line-break/>    {<text:line-break/>        int dl=String(args[0]).toInt();//аргумент - время горения светодиода в мс<text:line-break/>        //правим - от 100 до 1000 мс<text:line-break/>        if(dl&lt;100)dl=100;<text:line-break/>        else if(dl&gt;1000)dl=1000;<text:line-break/>        //мигаем<text:line-break/>        blink(dl);<text:line-break/>        //инкрементируем число миганий<text:line-break/>        ++blinksCount;<text:line-break/>        //выдаем измерение<text:line-break/>        parser-&gt;writeMeasurement("blinks_count",String(blinksCount).c_str());<text:line-break/>        //сообщаем об успешном выполнении команды<text:line-break/>        parser-&gt;writeOk();<text:line-break/>    }<text:line-break/>    else if(strcmp(cmd,"get_blinks_count")==0)//команда get_blinks_count<text:line-break/>    {<text:line-break/>        //выдаем измерение<text:line-break/>        parser-&gt;writeMeasurement("blinks_count",String(blinksCount).c_str());<text:line-break/>        //сообщаем об успешном выполнении команды<text:line-break/>        parser-&gt;writeOk();<text:line-break/>    }<text:line-break/>    else parser-&gt;writeErr("Unknown cmd");//неизвестная команда<text:line-break/>}<text:line-break/><text:line-break/>//callback-функция для отправки данных "на другой конец провода"<text:line-break/>void arpcWriteCallback(const char *str)<text:line-break/>{<text:line-break/>    Serial.print(str);//пишем в Serial<text:line-break/>}<text:line-break/><text:line-break/>//объект парсера ARpc, 300 - объем буфера для сообщения<text:line-break/><text:soft-page-break/>ARpc parser(300,&amp;processCommand,&amp;arpcWriteCallback,deviceId,deviceName);<text:line-break/><text:line-break/>//setup<text:line-break/>void setup()<text:line-break/>{<text:line-break/>    Serial.begin(9600);//запускаем Serial<text:line-break/>    pinMode(ledPin,OUTPUT);//настраиваем пин для мигания<text:line-break/>    parser.setControlsInterface(interfaceStr);//указываем строку с описанием интерфейса управления<text:line-break/>    parser.setSensorsDescription(sensorsDef);//указываем строку с описанием сенсоров<text:line-break/>}<text:line-break/><text:line-break/>//мигание светодиодом<text:line-break/>void blink(int dl)<text:line-break/>{<text:line-break/>    digitalWrite(ledPin,HIGH);<text:line-break/>    delay(dl);<text:line-break/>    digitalWrite(ledPin,LOW);<text:line-break/>}<text:line-break/><text:line-break/>//генерация отсчетов sin и cos<text:line-break/>int t=0;<text:line-break/>void writeSinVal()<text:line-break/>{<text:line-break/>    //Генерируем строку со значениями, разделенными символом "|"<text:line-break/>    String sinVal;<text:line-break/>    sinVal+=String(sin(0.1*t));<text:line-break/>    sinVal+="|";<text:line-break/>    sinVal+=String(cos(0.1*t));<text:line-break/>    //отправляем измерение<text:line-break/>    parser.writeMeasurement("sin_x",sinVal.c_str());<text:line-break/>    //увеличиваем "время"<text:line-break/>    ++t;<text:line-break/>}<text:line-break/><text:line-break/>void loop()<text:line-break/>{<text:line-break/>    //проверяем, нет ли данных в Serial<text:line-break/>    while(Serial.available())<text:line-break/>        parser.putChar(Serial.read());//если данные есть, записываем побайтово в объект парсера<text:line-break/>    writeSinVal();//генерируем следующий отсчет sin и cos<text:line-break/>    delay(500);//пауза пол-секунды<text:line-break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енич Андреевич Беспалов</meta:initial-creator>
    <meta:creation-date>2017-08-18T16:23:33.003726022</meta:creation-date>
    <dc:date>2017-08-18T16:24:25.732136359</dc:date>
    <dc:creator>Денич Андреевич Беспалов</dc:creator>
    <meta:editing-duration>PT54S</meta:editing-duration>
    <meta:editing-cycles>1</meta:editing-cycles>
    <meta:document-statistic meta:table-count="0" meta:image-count="0" meta:object-count="0" meta:page-count="3" meta:paragraph-count="2" meta:word-count="453" meta:character-count="4983" meta:non-whitespace-character-count="4271"/>
    <meta:generator>LibreOffice/4.4.7.2$Linux_x86 LibreOffice_project/40$Build-2</meta:generator>
  </office:meta>
</office:document-meta>
</file>